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adornments="Regular"/>
    <style:font-face style:name="Droid Serif2" svg:font-family="'Droid Serif'" style:font-family-generic="roman"/>
    <style:font-face style:name="Droid Serif3" svg:font-family="'Droid Serif'" style:font-adornments="Regular" style:font-family-generic="roman"/>
    <style:font-face style:name="Nimbus Sans L1" svg:font-family="'Nimbus Sans L'" style:font-pitch="variable"/>
    <style:font-face style:name="URW Chancery L" svg:font-family="'URW Chancery L'" style:font-pitch="variable"/>
    <style:font-face style:name="DejaVu Sans1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333333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333333" draw:marker-start-width="0.352cm" draw:marker-end-width="0.352cm" draw:fill="none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1cm" draw:marker-start-width="0.276cm" draw:marker-end-width="0.276cm" draw:fill="none" fo:min-height="1.179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2.946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01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79cm"/>
    </style:style>
    <style:style style:name="gr11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98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erif1" fo:font-size="24pt" fo:font-style="normal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style:font-name="Droid Serif1" fo:font-size="24pt" fo:font-style="normal" fo:font-weight="bold"/>
    </style:style>
    <style:style style:name="P4" style:family="paragraph">
      <style:paragraph-properties fo:text-align="center"/>
      <style:text-properties style:font-name="Droid Serif1" fo:font-size="24pt" fo:font-style="normal" fo:font-weight="bold" style:font-size-asian="16pt" style:font-size-complex="16pt"/>
    </style:style>
    <style:style style:name="P5" style:family="paragraph">
      <style:text-properties style:font-name="URW Chancery L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/>
    </style:style>
    <style:style style:name="P7" style:family="paragraph">
      <style:text-properties fo:color="#0000ff" style:font-name="Droid Serif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end"/>
      <style:text-properties fo:color="#0000ff" style:font-name="Droid Serif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center"/>
      <style:text-properties fo:color="#0000ff" style:font-name="Droid Serif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erif1" fo:font-size="24pt" fo:font-style="normal" fo:font-weight="bold" style:font-size-asian="22pt" style:font-weight-asian="bold" style:font-size-complex="22pt" style:font-weight-complex="bold"/>
    </style:style>
    <style:style style:name="T2" style:family="text">
      <style:text-properties style:font-name="Droid Serif1" fo:font-size="24pt" fo:font-style="normal" fo:font-weight="bold"/>
    </style:style>
    <style:style style:name="T3" style:family="text">
      <style:text-properties style:font-name="Lucida Grande" fo:font-size="24pt" fo:font-style="normal" fo:font-weight="bold" style:font-name-asian="Lucida Grande" style:font-size-asian="16pt" style:font-name-complex="Lucida Grande" style:font-size-complex="16pt"/>
    </style:style>
    <style:style style:name="T4" style:family="text">
      <style:text-properties style:font-name="Droid Serif3" fo:font-size="24pt" fo:font-style="normal" fo:font-weight="bold" style:font-name-asian="Droid Serif3" style:font-name-complex="Droid Serif3"/>
    </style:style>
    <style:style style:name="T5" style:family="text">
      <style:text-properties style:font-name="URW Chancery 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ff" style:font-name="Droid Serif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ff" style:font-name="Droid Serif1" fo:font-size="15pt" fo:font-style="normal" fo:font-weight="bold" style:font-size-asian="15pt" style:font-weight-asian="bold" style:font-size-complex="15pt" style:font-weight-complex="bold"/>
    </style:style>
    <style:style style:name="T8" style:family="text">
      <style:text-properties fo:color="#0000ff" style:text-position="-33% 58%" style:font-name="Droid Serif1" fo:font-size="15pt" fo:font-style="normal" fo:font-weight="bold" style:font-size-asian="15pt" style:font-weight-asian="bold" style:font-size-complex="15pt" style:font-weight-complex="bold"/>
    </style:style>
    <style:style style:name="T9" style:family="text">
      <style:text-properties fo:color="#0000ff" style:font-name="Droid Serif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Droid Serif3" fo:font-size="24pt" fo:font-style="normal" fo:font-weight="bold" style:font-name-asian="Droid Serif3" style:font-size-asian="16pt" style:font-name-complex="Droid Serif3" style:font-size-complex="16pt"/>
    </style:style>
    <style:style style:name="T11" style:family="text">
      <style:text-properties style:text-position="-33% 58%" style:font-name="Droid Serif1" fo:font-size="24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54cm" svg:x="6.053cm" svg:y="0.2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.54cm" svg:height="2.54cm" svg:x="6.053cm" svg:y="4.048cm">
          <text:p text:style-name="P1"><text:span text:style-name="T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54cm" svg:height="2.54cm" svg:x="1.206cm" svg:y="8.102cm">
          <text:p text:style-name="P1"><text:span text:style-name="T3">β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54cm" svg:height="2.54cm" svg:x="10.271cm" svg:y="8.061cm">
          <text:p text:style-name="P1"><text:span text:style-name="T3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54cm" svg:height="2.54cm" svg:x="6.08cm" svg:y="11.668cm">
          <text:p text:style-name="P1"><text:span text:style-name="T4">Θ,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323cm" svg:y1="2.778cm" svg:x2="7.323cm" svg:y2="4.048cm" draw:start-shape="id1" draw:start-glue-point="8" draw:end-shape="id2" draw:end-glue-point="4" svg:d="M7323 2778v1270" svg:viewBox="0 0 1 1271">
          <text:p/>
        </draw:connector>
        <draw:connector draw:style-name="gr3" draw:text-style-name="P1" draw:layer="layout" draw:type="line" svg:x1="6.425cm" svg:y1="6.216cm" svg:x2="3.374cm" svg:y2="8.474cm" draw:start-shape="id2" draw:start-glue-point="7" draw:end-shape="id3" draw:end-glue-point="11" svg:d="M6425 6216l-3051 2258" svg:viewBox="0 0 3052 2259">
          <text:p/>
        </draw:connector>
        <draw:connector draw:style-name="gr3" draw:text-style-name="P1" draw:layer="layout" draw:type="line" svg:x1="8.221cm" svg:y1="6.216cm" svg:x2="10.643cm" svg:y2="8.433cm" draw:start-shape="id2" draw:start-glue-point="9" draw:end-shape="id4" draw:end-glue-point="5" svg:d="M8221 6216l2422 2217" svg:viewBox="0 0 2423 2218">
          <text:p/>
        </draw:connector>
        <draw:frame draw:style-name="gr4" draw:text-style-name="P5" xml:id="id6" draw:id="id6" draw:layer="layout" svg:width="1.62cm" svg:height="1.568cm" svg:x="10.755cm" svg:y="3.921cm">
          <draw:text-box>
            <text:p><text:span text:style-name="T5">D</text:span></text:p>
          </draw:text-box>
        </draw:frame>
        <draw:frame draw:style-name="gr5" draw:text-style-name="P5" xml:id="id5" draw:id="id5" draw:layer="layout" svg:width="1.408cm" svg:height="1.568cm" svg:x="1.751cm" svg:y="4.175cm">
          <draw:text-box>
            <text:p><text:span text:style-name="T5">R</text:span></text:p>
          </draw:text-box>
        </draw:frame>
        <draw:connector draw:style-name="gr6" draw:text-style-name="P1" draw:layer="layout" draw:type="line" svg:x1="2.455cm" svg:y1="5.743cm" svg:x2="2.476cm" svg:y2="8.102cm" draw:start-shape="id5" draw:start-glue-point="2" draw:end-shape="id3" draw:end-glue-point="4" svg:d="M2455 5743l21 2359" svg:viewBox="0 0 22 2360">
          <text:p/>
        </draw:connector>
        <draw:connector draw:style-name="gr6" draw:text-style-name="P1" draw:layer="layout" draw:type="line" svg:x1="11.565cm" svg:y1="5.489cm" svg:x2="11.541cm" svg:y2="8.061cm" draw:start-shape="id6" draw:start-glue-point="2" draw:end-shape="id4" draw:end-glue-point="4" svg:d="M11565 5489l-24 2572" svg:viewBox="0 0 25 2573">
          <text:p/>
        </draw:connector>
        <draw:frame draw:style-name="gr7" draw:text-style-name="P7" draw:layer="layout" svg:width="3.175cm" svg:height="1.505cm" svg:x="3.032cm" svg:y="0.08cm">
          <draw:text-box>
            <text:p text:style-name="P6"><text:span text:style-name="T6">Action Snippet</text:span></text:p>
          </draw:text-box>
        </draw:frame>
        <draw:frame draw:style-name="gr8" draw:text-style-name="P7" draw:layer="layout" svg:width="4.318cm" svg:height="3.196cm" svg:x="10.525cm" svg:y="1.976cm">
          <draw:text-box>
            <text:p><text:span text:style-name="T6">Action detection</text:span></text:p>
            <text:p><text:span text:style-name="T6">forest</text:span></text:p>
          </draw:text-box>
        </draw:frame>
        <draw:frame draw:style-name="gr7" draw:text-style-name="P8" draw:layer="layout" svg:width="4.699cm" svg:height="2.713cm" svg:x="-1.213cm" svg:y="1.481cm">
          <draw:text-box>
            <text:p text:style-name="P6"><text:span text:style-name="T7">N</text:span><text:span text:style-name="T8">j </text:span><text:span text:style-name="T9">Cross-</text:span></text:p>
            <text:p text:style-name="P6"><text:span text:style-name="T9">modality</text:span></text:p>
            <text:p text:style-name="P6"><text:span text:style-name="T9">regression</text:span></text:p>
            <text:p text:style-name="P6"><text:span text:style-name="T9">forests</text:span></text:p>
          </draw:text-box>
        </draw:frame>
        <draw:frame draw:style-name="gr7" draw:text-style-name="P9" draw:layer="layout" svg:width="4.318cm" svg:height="0.835cm" svg:x="9.763cm" svg:y="10.549cm">
          <draw:text-box>
            <text:p text:style-name="P1"><text:span text:style-name="T9">Detected pose </text:span></text:p>
          </draw:text-box>
        </draw:frame>
        <draw:frame draw:style-name="gr7" draw:text-style-name="P7" draw:layer="layout" svg:width="4.826cm" svg:height="0.878cm" svg:x="8.62cm" svg:y="12.557cm">
          <draw:text-box>
            <text:p><text:span text:style-name="T6">Final pose</text:span></text:p>
          </draw:text-box>
        </draw:frame>
        <draw:frame draw:style-name="gr9" draw:text-style-name="P7" draw:layer="layout" svg:width="4.826cm" svg:height="1.651cm" svg:x="0.746cm" svg:y="10.525cm">
          <draw:text-box>
            <text:p><text:span text:style-name="T6">Pose from regression</text:span></text:p>
          </draw:text-box>
        </draw:frame>
        <draw:frame draw:style-name="gr10" draw:text-style-name="P7" draw:layer="layout" svg:width="4.318cm" svg:height="1.505cm" svg:x="4.556cm" svg:y="2.747cm">
          <draw:text-box>
            <text:p><text:span text:style-name="T6">Feature</text:span></text:p>
            <text:p><text:span text:style-name="T6">Vectors</text:span></text:p>
          </draw:text-box>
        </draw:frame>
        <draw:custom-shape draw:style-name="gr2" draw:text-style-name="P4" xml:id="id7" draw:id="id7" draw:layer="layout" svg:width="2.54cm" svg:height="2.54cm" svg:x="6.107cm" svg:y="8.112cm">
          <text:p text:style-name="P1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565cm" svg:y1="5.489cm" svg:x2="8.275cm" svg:y2="8.484cm" draw:start-shape="id6" draw:start-glue-point="2" draw:end-shape="id7" draw:end-glue-point="11" svg:d="M11565 5489l-3290 2995" svg:viewBox="0 0 3291 2996">
          <text:p/>
        </draw:connector>
        <draw:frame draw:style-name="gr7" draw:text-style-name="P9" draw:layer="layout" svg:width="4.318cm" svg:height="0.835cm" svg:x="5.318cm" svg:y="7.223cm">
          <draw:text-box>
            <text:p text:style-name="P1"><text:span text:style-name="T9">Class label</text:span></text:p>
          </draw:text-box>
        </draw:frame>
        <draw:custom-shape draw:style-name="gr11" draw:text-style-name="P1" draw:layer="layout" svg:width="3.947cm" svg:height="3.048cm" svg:x="0.482cm" svg:y="4.302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445cm" svg:height="1.389cm" svg:x="-0.175cm" svg:y="5.918cm">
          <draw:text-box>
            <text:p text:style-name="P1"><text:span text:style-name="T2">N</text:span><text:span text:style-name="T11">j</text:span></text:p>
          </draw:text-box>
        </draw:frame>
        <draw:connector draw:style-name="gr13" draw:text-style-name="P1" draw:layer="layout" draw:type="line" svg:x1="6.107cm" svg:y1="9.382cm" svg:x2="3.746cm" svg:y2="9.372cm" draw:start-shape="id7" draw:start-glue-point="3" draw:end-shape="id3" svg:d="M6107 9382l-2361-10" svg:viewBox="0 0 2362 11">
          <text:p/>
        </draw:connector>
        <draw:connector draw:style-name="gr13" draw:text-style-name="P1" draw:layer="layout" draw:type="line" svg:x1="8.647cm" svg:y1="9.382cm" svg:x2="10.271cm" svg:y2="9.331cm" draw:start-shape="id7" draw:start-glue-point="1" draw:end-shape="id4" svg:d="M8647 9382l1624-51" svg:viewBox="0 0 1625 52">
          <text:p/>
        </draw:connector>
        <draw:connector draw:style-name="gr13" draw:text-style-name="P1" draw:layer="layout" draw:type="line" svg:x1="3.374cm" svg:y1="10.27cm" svg:x2="7.35cm" svg:y2="11.668cm" draw:start-shape="id3" draw:start-glue-point="9" draw:end-shape="id8" draw:end-glue-point="0" svg:d="M3374 10270l3976 1398" svg:viewBox="0 0 3977 1399">
          <text:p/>
        </draw:connector>
        <draw:connector draw:style-name="gr13" draw:text-style-name="P1" draw:layer="layout" draw:type="line" svg:x1="10.643cm" svg:y1="10.229cm" svg:x2="7.35cm" svg:y2="11.668cm" draw:start-shape="id4" draw:start-glue-point="7" draw:end-shape="id8" svg:d="M10643 10229l-3293 1439" svg:viewBox="0 0 3294 14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" style:font-adornments="Regular"/>
    <style:font-face style:name="Droid Serif2" svg:font-family="'Droid Serif'" style:font-family-generic="roman"/>
    <style:font-face style:name="Droid Serif3" svg:font-family="'Droid Serif'" style:font-adornments="Regular" style:font-family-generic="roman"/>
    <style:font-face style:name="Nimbus Sans L1" svg:font-family="'Nimbus Sans L'" style:font-pitch="variable"/>
    <style:font-face style:name="URW Chancery L" svg:font-family="'URW Chancery L'" style:font-pitch="variable"/>
    <style:font-face style:name="DejaVu Sans1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868cm" fo:page-height="14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y23 </meta:initial-creator>
    <meta:creation-date>2012-11-14T15:08:32</meta:creation-date>
    <dc:date>2014-07-28T22:07:24.695419000</dc:date>
    <meta:editing-duration>PT12M34S</meta:editing-duration>
    <meta:editing-cycles>6</meta:editing-cycles>
    <meta:generator>LibreOffice/4.2.5.2$MacOSX_X86_64 LibreOffice_project/61cb170a04bb1f12e77c884eab9192be736ec5f5</meta:generator>
    <meta:document-statistic meta:object-count="28"/>
  </office:meta>
</office:document-meta>
</file>